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Google Sans1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ccccc" loext:opacity="100%" style:font-name="Google Sans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>
      <style:text-properties fo:color="#cccccc" loext:opacity="100%" style:font-name="Google Sans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style:font-name="Google Sans"/>
    </style:style>
    <style:style style:name="T2" style:family="text">
      <style:text-properties fo:color="#cccccc" loext:opacity="100%" style:font-name="Google Sans"/>
    </style:style>
    <style:style style:name="T3" style:family="text">
      <style:text-properties fo:color="#cccccc" loext:opacity="100%" style:font-name="Google Sans1"/>
    </style:style>
    <style:style style:name="T4" style:family="text">
      <style:text-properties fo:color="#81d41a" loext:opacity="100%"/>
    </style:style>
    <style:style style:name="T5" style:family="text">
      <style:text-properties fo:color="#81d41a" loext:opacity="100%" style:font-name="Google Sans"/>
    </style:style>
    <style:style style:name="T6" style:family="text">
      <style:text-properties fo:color="#81d41a" loext:opacity="100%" style:font-name="Google Sans1"/>
    </style:style>
    <style:style style:name="T7" style:family="text">
      <style:text-properties style:font-name="Google Sans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5">Klasyfikacja</text:span><text:span text:style-name="T2"> to </text:span><text:span text:style-name="Strong_20_Emphasis"><text:span text:style-name="T2">rodzaj zadania uczenia maszynowego</text:span></text:span><text:span text:style-name="T2">, którego celem jest przyporządkowanie nowych danych do </text:span><text:span text:style-name="Strong_20_Emphasis"><text:span text:style-name="T2">zdefiniowanych wcześniej klas lub kategorii</text:span></text:span><text:span text:style-name="T2">. Jest to powszechnie stosowana technika w różnych dziedzinach, takich jak:</text:span></text:p>
      <text:list text:style-name="L1">
        <text:list-item>
          <text:p text:style-name="P3"><text:span text:style-name="Strong_20_Emphasis"><text:span text:style-name="T2">Rozpoznawanie obrazów:</text:span></text:span><text:span text:style-name="T2"> Klasyfikowanie obrazów na kategorie, np. rozpoznawanie zwierząt, obiektów codziennego użytku lub znaków drogowych.</text:span></text:p>
        </text:list-item>
        <text:list-item>
          <text:p text:style-name="P3"><text:span text:style-name="Strong_20_Emphasis"><text:span text:style-name="T2">Analiza tekstu:</text:span></text:span><text:span text:style-name="T2"> Klasyfikowanie dokumentów tekstowych do określonych kategorii, np. spam/nie spam, wiadomości e-mail do różnych folderów lub klasyfikowanie opinii jako pozytywne, negatywne lub neutralne.</text:span></text:p>
        </text:list-item>
        <text:list-item>
          <text:p text:style-name="P3"><text:span text:style-name="Strong_20_Emphasis"><text:span text:style-name="T2">Diagnostyka medyczna:</text:span></text:span><text:span text:style-name="T2"> Klasyfikowanie pacjentów na podstawie objawów i wyników badań do grup ryzyka lub diagnoz chorób.</text:span></text:p>
        </text:list-item>
        <text:list-item>
          <text:p text:style-name="P2"><text:span text:style-name="Strong_20_Emphasis"><text:span text:style-name="T2">Wykrywanie oszustw:</text:span></text:span><text:span text:style-name="T2"> Klasyfikowanie transakcji finansowych jako potencjalnie oszukańczych lub nie.</text:span></text:p>
        </text:list-item>
      </text:list>
      <text:p text:style-name="Text_20_body"><text:span text:style-name="Strong_20_Emphasis"><text:span text:style-name="T2">Zasady działania klasyfikacji:</text:span></text:span></text:p>
      <text:list text:style-name="L2">
        <text:list-item>
          <text:p text:style-name="P5"><text:span text:style-name="Strong_20_Emphasis"><text:span text:style-name="T2">Zbiór danych treningowych:</text:span></text:span><text:span text:style-name="T2"> Model klasyfikacji jest szkolony na zbiorze danych treningowych, który zawiera </text:span><text:span text:style-name="Strong_20_Emphasis"><text:span text:style-name="T2">próbki danych</text:span></text:span><text:span text:style-name="T2"> (np. obrazy, teksty, pomiary) oraz </text:span><text:span text:style-name="Strong_20_Emphasis"><text:span text:style-name="T2">etykiety klas</text:span></text:span><text:span text:style-name="T2"> do których te próbki należą.</text:span></text:p>
        </text:list-item>
        <text:list-item>
          <text:p text:style-name="P5"><text:span text:style-name="Strong_20_Emphasis"><text:span text:style-name="T2">Algorytm uczenia:</text:span></text:span><text:span text:style-name="T2"> Algorytm uczenia maszynowego analizuje dane treningowe i </text:span><text:span text:style-name="Strong_20_Emphasis"><text:span text:style-name="T2">uczy się zależności</text:span></text:span><text:span text:style-name="T2"> między cechami danych a ich odpowiednimi etykietami klas.</text:span></text:p>
        </text:list-item>
        <text:list-item>
          <text:p text:style-name="P5"><text:span text:style-name="Strong_20_Emphasis"><text:span text:style-name="T2">Funkcja klasyfikacji:</text:span></text:span><text:span text:style-name="T2"> Na podstawie wyuczonych zależności algorytm tworzy </text:span><text:span text:style-name="Strong_20_Emphasis"><text:span text:style-name="T2">funkcję klasyfikacji</text:span></text:span><text:span text:style-name="T2">, która potrafi przyporządkować nowe, nieznane dane do jednej z istniejących klas.</text:span></text:p>
        </text:list-item>
        <text:list-item>
          <text:p text:style-name="P4"><text:span text:style-name="Strong_20_Emphasis"><text:span text:style-name="T2">Przewidywanie:</text:span></text:span><text:span text:style-name="T2"> Nowe dane, dla których etykiety klas są nieznane, są podawane funkcji klasyfikacji, która </text:span><text:span text:style-name="Strong_20_Emphasis"><text:span text:style-name="T2">przewiduje ich klasę</text:span></text:span><text:span text:style-name="T2">.</text:span></text:p>
        </text:list-item>
      </text:list>
      <text:p text:style-name="Text_20_body"><text:span text:style-name="Strong_20_Emphasis"><text:span text:style-name="T2">Istnieje wiele różnych algorytmów klasyfikacji</text:span></text:span><text:span text:style-name="T2">, z których każdy ma swoje zalety i wady. Do najpopularniejszych należą:</text:span></text:p>
      <text:list text:style-name="L3">
        <text:list-item>
          <text:p text:style-name="P7"><text:span text:style-name="Strong_20_Emphasis"><text:span text:style-name="T2">K-najbliższych sąsiadów (KNN):</text:span></text:span><text:span text:style-name="T2"> KNN klasyfikuje nowe dane na podstawie etykiet klas danych najbliższych im w przestrzeni cech.</text:span></text:p>
        </text:list-item>
        <text:list-item>
          <text:p text:style-name="P7"><text:span text:style-name="Strong_20_Emphasis"><text:span text:style-name="T2">Drzewa decyzyjne:</text:span></text:span><text:span text:style-name="T2"> Drzewa decyzyjne budują hierarchiczną strukturę, która dzieli dane na mniejsze podgrupy na podstawie wartości cech, aż do ostatecznego przypisania klasie.</text:span></text:p>
        </text:list-item>
        <text:list-item>
          <text:p text:style-name="P6"><text:span text:style-name="Strong_20_Emphasis"><text:span text:style-name="T2">Sieci neuronowe:</text:span></text:span><text:span text:style-name="T2"> Sieci neuronowe to złożone modele inspirowane budową ludzkiego mózgu, które uczą się klasyfikacji danych poprzez wielowarstwowe przetwarzanie informacji.</text:span></text:p>
        </text:list-item>
      </text:list>
      <text:p text:style-name="Text_20_body"><text:span text:style-name="Strong_20_Emphasis"><text:span text:style-name="T2">Wybór odpowiedniego algorytmu klasyfikacji</text:span></text:span><text:span text:style-name="T2"> zależy od specyfiki zadania, rodzaju danych i dostępnych zasobów obliczeniowych.</text:span></text:p>
      <text:p text:style-name="Text_20_body"><text:span text:style-name="Strong_20_Emphasis"><text:span text:style-name="T2">Ocena wydajności klasyfikacji:</text:span></text:span></text:p>
      <text:p text:style-name="Text_20_body"><text:span text:style-name="T2">Dokładność klasyfikacji jest oceniana za pomocą różnych metryk, takich jak </text:span><text:span text:style-name="Strong_20_Emphasis"><text:span text:style-name="T2">dokładność</text:span></text:span><text:span text:style-name="T2">, </text:span><text:span text:style-name="Strong_20_Emphasis"><text:span text:style-name="T2">precyzja</text:span></text:span><text:span text:style-name="T2">, </text:span><text:span text:style-name="Strong_20_Emphasis"><text:span text:style-name="T2">odwołanie</text:span></text:span><text:span text:style-name="T2"> i </text:span><text:span text:style-name="Strong_20_Emphasis"><text:span text:style-name="T2">wskaźnik F1</text:span></text:span><text:span text:style-name="T2">.</text:span></text:p>
      <text:p text:style-name="Text_20_body"><text:span text:style-name="Strong_20_Emphasis"><text:span text:style-name="T2">Zastosowania klasyfikacji w uczeniu maszynowym:</text:span></text:span></text:p>
      <text:p text:style-name="P10">Klasyfikacja ma szerokie zastosowanie w różnych dziedzinach, m.in.:</text:p>
      <text:list text:style-name="L4">
        <text:list-item>
          <text:p text:style-name="P9"><text:soft-page-break/><text:span text:style-name="Strong_20_Emphasis"><text:span text:style-name="T2">Rozpoznawanie obrazów</text:span></text:span><text:span text:style-name="T2"> w medycynie, astronomii, autonomicznych pojazdach i innych.</text:span></text:p>
        </text:list-item>
        <text:list-item>
          <text:p text:style-name="P9"><text:span text:style-name="Strong_20_Emphasis"><text:span text:style-name="T2">Analiza tekstu</text:span></text:span><text:span text:style-name="T2"> w wyszukiwarkach internetowych, systemach antyspamowych, analizie sentymentów i innych.</text:span></text:p>
        </text:list-item>
        <text:list-item>
          <text:p text:style-name="P9"><text:span text:style-name="Strong_20_Emphasis"><text:span text:style-name="T2">Wykrywanie oszustw</text:span></text:span><text:span text:style-name="T2"> w systemach płatniczych, ubezpieczeniowych i innych.</text:span></text:p>
        </text:list-item>
        <text:list-item>
          <text:p text:style-name="P9"><text:span text:style-name="Strong_20_Emphasis"><text:span text:style-name="T2">Diagnostyka medyczna</text:span></text:span><text:span text:style-name="T2"> w prognozowaniu chorób, doborze terapii i innych.</text:span></text:p>
        </text:list-item>
        <text:list-item>
          <text:p text:style-name="P8"><text:span text:style-name="Strong_20_Emphasis"><text:span text:style-name="T2">Marketing</text:span></text:span><text:span text:style-name="T2"> w segmentacji klientów, targetowaniu reklam i innych.</text:span></text:p>
        </text:list-item>
      </text:list>
      <text:p text:style-name="Text_20_body"><text:span text:style-name="T2"/></text:p>
      <text:p text:style-name="P1"/>
      <text:p text:style-name="P10"><text:span text:style-name="T4">Regresja logistyczna</text:span> to metoda uczenia maszynowego służąca do <text:span text:style-name="Strong_20_Emphasis">modelowania zależności</text:span> między <text:span text:style-name="Strong_20_Emphasis">zmienną zależną</text:span> (binarną) a <text:span text:style-name="Strong_20_Emphasis">jedną lub więcej zmiennymi niezależnymi</text:span>. Jest ona powszechnie stosowana do <text:span text:style-name="Strong_20_Emphasis">zadań klasyfikacji</text:span>, gdzie celem jest <text:span text:style-name="Strong_20_Emphasis">przewidywanie prawdopodobieństwa</text:span> wystąpienia jednego z dwóch zdarzeń (np. tak/nie, spam/nie spam, chory/zdrowy).</text:p>
      <text:p text:style-name="Text_20_body"><text:span text:style-name="Strong_20_Emphasis"><text:span text:style-name="T2">Zasady działania regresji logistycznej:</text:span></text:span></text:p>
      <text:list text:style-name="L5">
        <text:list-item>
          <text:p text:style-name="P12"><text:span text:style-name="Strong_20_Emphasis"><text:span text:style-name="T2">Model liniowy:</text:span></text:span><text:span text:style-name="T2"> Regresja logistyczna wykorzystuje </text:span><text:span text:style-name="Strong_20_Emphasis"><text:span text:style-name="T2">model liniowy</text:span></text:span><text:span text:style-name="T2"> do </text:span><text:span text:style-name="Strong_20_Emphasis"><text:span text:style-name="T2">szacowania logarytmu szans</text:span></text:span><text:span text:style-name="T2"> (ang. odds) wystąpienia zdarzenia.</text:span></text:p>
        </text:list-item>
        <text:list-item>
          <text:p text:style-name="P12"><text:span text:style-name="Strong_20_Emphasis"><text:span text:style-name="T2">Funkcja logistyczna:</text:span></text:span><text:span text:style-name="T2"> Następnie stosuje się </text:span><text:span text:style-name="Strong_20_Emphasis"><text:span text:style-name="T2">funkcję logistyczną</text:span></text:span><text:span text:style-name="T2"> (również znaną jako </text:span><text:span text:style-name="Strong_20_Emphasis"><text:span text:style-name="T2">sigmoid</text:span></text:span><text:span text:style-name="T2">), aby przekształcić wartości wyjściowe modelu liniowego w zakres </text:span><text:span text:style-name="Strong_20_Emphasis"><text:span text:style-name="T2">od 0 do 1</text:span></text:span><text:span text:style-name="T2">.</text:span></text:p>
        </text:list-item>
        <text:list-item>
          <text:p text:style-name="P11"><text:span text:style-name="Strong_20_Emphasis"><text:span text:style-name="T2">Interpretacja:</text:span></text:span><text:span text:style-name="T2"> Wartości zbliżone do 0 oznaczają niskie prawdopodobieństwo zdarzenia, podczas gdy wartości zbliżone do 1 oznaczają wysokie prawdopodobieństwo.</text:span></text:p>
        </text:list-item>
      </text:list>
      <text:p text:style-name="Text_20_body"><text:span text:style-name="Strong_20_Emphasis"><text:span text:style-name="T2">Przykład:</text:span></text:span></text:p>
      <text:p text:style-name="Text_20_body"><text:span text:style-name="T2">Wyobraźmy sobie, że chcemy zbudować model do </text:span><text:span text:style-name="Strong_20_Emphasis"><text:span text:style-name="T2">przewidywania ryzyka zawału serca</text:span></text:span><text:span text:style-name="T2"> u pacjentów. Zmienną zależną będzie w tym przypadku </text:span><text:span text:style-name="Strong_20_Emphasis"><text:span text:style-name="T2">zmienna binarna</text:span></text:span><text:span text:style-name="T2">, która przyjmuje wartość 1 dla pacjentów, którzy mieli zawał serca, i 0 dla pacjentów, którzy go nie mieli. Zmiennymi niezależnymi mogą być takie czynniki jak wiek, płeć, ciśnienie krwi, poziom cholesterolu i nawyki palenia.</text:span></text:p>
      <text:p text:style-name="Text_20_body"><text:span text:style-name="T2">Model regresji logistycznej może pomóc nam </text:span><text:span text:style-name="Strong_20_Emphasis"><text:span text:style-name="T2">oszacować prawdopodobieństwo zawału serca</text:span></text:span><text:span text:style-name="T2"> dla nowego pacjenta na podstawie jego wartości cech. Na przykład, jeśli model przewidzi prawdopodobieństwo 0,8, oznacza to, że pacjent ma 80% ryzyko zawału serca.</text:span></text:p>
      <text:p text:style-name="Text_20_body"><text:span text:style-name="Strong_20_Emphasis"><text:span text:style-name="T2">Zalety regresji logistycznej:</text:span></text:span></text:p>
      <text:list text:style-name="L6">
        <text:list-item>
          <text:p text:style-name="P14"><text:span text:style-name="Strong_20_Emphasis"><text:span text:style-name="T2">Prostota:</text:span></text:span><text:span text:style-name="T2"> Regresja logistyczna jest stosunkowo </text:span><text:span text:style-name="Strong_20_Emphasis"><text:span text:style-name="T2">prosta do zrozumienia i zaimplementowania</text:span></text:span><text:span text:style-name="T2"> w porównaniu z innymi modelami uczenia maszynowego.</text:span></text:p>
        </text:list-item>
        <text:list-item>
          <text:p text:style-name="P14"><text:span text:style-name="Strong_20_Emphasis"><text:span text:style-name="T2">Interpretacja:</text:span></text:span><text:span text:style-name="T2"> Łatwiej jest </text:span><text:span text:style-name="Strong_20_Emphasis"><text:span text:style-name="T2">interpretować wyniki</text:span></text:span><text:span text:style-name="T2"> regresji logistycznej niż w przypadku bardziej złożonych modeli.</text:span></text:p>
        </text:list-item>
        <text:list-item>
          <text:p text:style-name="P14"><text:span text:style-name="Strong_20_Emphasis"><text:span text:style-name="T2">Nieliniowość:</text:span></text:span><text:span text:style-name="T2"> Model może modelować </text:span><text:span text:style-name="Strong_20_Emphasis"><text:span text:style-name="T2">nieliniowe zależności</text:span></text:span><text:span text:style-name="T2"> między zmiennymi.</text:span></text:p>
        </text:list-item>
        <text:list-item>
          <text:p text:style-name="P13"><text:span text:style-name="Strong_20_Emphasis"><text:span text:style-name="T2">Odporność na szumy:</text:span></text:span><text:span text:style-name="T2"> Regresja logistyczna jest </text:span><text:span text:style-name="Strong_20_Emphasis"><text:span text:style-name="T2">mniej podatna na szumy i outliersy</text:span></text:span><text:span text:style-name="T2"> w danych niż inne metody.</text:span></text:p>
        </text:list-item>
      </text:list>
      <text:p text:style-name="Text_20_body"><text:span text:style-name="Strong_20_Emphasis"><text:span text:style-name="T2">Wady regresji logistycznej:</text:span></text:span></text:p>
      <text:list text:style-name="L7">
        <text:list-item>
          <text:p text:style-name="P16"><text:soft-page-break/><text:span text:style-name="Strong_20_Emphasis"><text:span text:style-name="T2">Separacja klas:</text:span></text:span><text:span text:style-name="T2"> Zakłada </text:span><text:span text:style-name="Strong_20_Emphasis"><text:span text:style-name="T2">liniową separację klas</text:span></text:span><text:span text:style-name="T2"> w przestrzeni cech, co może nie zawsze odpowiadać rzeczywistości.</text:span></text:p>
        </text:list-item>
        <text:list-item>
          <text:p text:style-name="P16"><text:span text:style-name="Strong_20_Emphasis"><text:span text:style-name="T2">Mała liczba klas:</text:span></text:span><text:span text:style-name="T2"> Jest przeznaczona do </text:span><text:span text:style-name="Strong_20_Emphasis"><text:span text:style-name="T2">zadań z dwiema klasami</text:span></text:span><text:span text:style-name="T2"> (binarnych).</text:span></text:p>
        </text:list-item>
        <text:list-item>
          <text:p text:style-name="P15"><text:span text:style-name="Strong_20_Emphasis"><text:span text:style-name="T2">Wybór funkcji aktywacji:</text:span></text:span><text:span text:style-name="T2"> Wybór odpowiedniej </text:span><text:span text:style-name="Strong_20_Emphasis"><text:span text:style-name="T2">funkcji aktywacji</text:span></text:span><text:span text:style-name="T2"> może mieć wpływ na dokładność modelu.</text:span></text:p>
        </text:list-item>
      </text:list>
      <text:p text:style-name="Text_20_body"><text:span text:style-name="Strong_20_Emphasis"><text:span text:style-name="T2">Zastosowania regresji logistycznej:</text:span></text:span></text:p>
      <text:list text:style-name="L8">
        <text:list-item>
          <text:p text:style-name="P18"><text:span text:style-name="Strong_20_Emphasis"><text:span text:style-name="T2">Diagnostyka medyczna:</text:span></text:span><text:span text:style-name="T2"> Prognozowanie ryzyka chorób, diagnozowanie schorzeń.</text:span></text:p>
        </text:list-item>
        <text:list-item>
          <text:p text:style-name="P18"><text:span text:style-name="Strong_20_Emphasis"><text:span text:style-name="T2">Marketing:</text:span></text:span><text:span text:style-name="T2"> Segmentacja klientów, targetowanie reklam, przewidywanie zachowań zakupowych.</text:span></text:p>
        </text:list-item>
        <text:list-item>
          <text:p text:style-name="P18"><text:span text:style-name="Strong_20_Emphasis"><text:span text:style-name="T2">Analiza finansowa:</text:span></text:span><text:span text:style-name="T2"> Ocena ryzyka kredytowego, wykrywanie oszustw.</text:span></text:p>
        </text:list-item>
        <text:list-item>
          <text:p text:style-name="P18"><text:span text:style-name="Strong_20_Emphasis"><text:span text:style-name="T2">Rozpoznawanie obrazów:</text:span></text:span><text:span text:style-name="T2"> Klasyfikowanie obiektów na zdjęciach.</text:span></text:p>
        </text:list-item>
        <text:list-item>
          <text:p text:style-name="P17"><text:span text:style-name="Strong_20_Emphasis"><text:span text:style-name="T2">Analiza tekstu:</text:span></text:span><text:span text:style-name="T2"> Klasyfikowanie dokumentów, wykrywanie spamu, analiza sentymentu.</text:span></text:p>
        </text:list-item>
      </text:list>
      <text:p text:style-name="P1"/>
      <text:p text:style-name="P10"><text:span text:style-name="T7">W uczeniu maszynowym </text:span><text:span text:style-name="Strong_20_Emphasis"><text:span text:style-name="T6">maksymalne prawdopodobieństwo (MP)</text:span></text:span><text:span text:style-name="T7"> to </text:span><text:span text:style-name="Strong_20_Emphasis"><text:span text:style-name="T7">metoda szacowania parametrów modelu</text:span></text:span><text:span text:style-name="T7"> na podstawie danych treningowych. Polega ona na </text:span><text:span text:style-name="Strong_20_Emphasis"><text:span text:style-name="T7">wybraniu takiego zestawu parametrów</text:span></text:span><text:span text:style-name="T7">, który </text:span><text:span text:style-name="Strong_20_Emphasis"><text:span text:style-name="T7">maksymalizuje prawdopodobieństwo zaobserwowania danych treningowych</text:span></text:span><text:span text:style-name="T7">.</text:span></text:p>
      <text:p text:style-name="Text_20_body"><text:span text:style-name="Strong_20_Emphasis"><text:span text:style-name="T3">Zasady działania:</text:span></text:span></text:p>
      <text:list text:style-name="L9">
        <text:list-item>
          <text:p text:style-name="P20"><text:span text:style-name="Strong_20_Emphasis"><text:span text:style-name="T3">Model probabilistyczny:</text:span></text:span><text:span text:style-name="T3"> MP zakłada, że dane treningowe zostały wygenerowane przez </text:span><text:span text:style-name="Strong_20_Emphasis"><text:span text:style-name="T3">model probabilistyczny</text:span></text:span><text:span text:style-name="T3">, który opisuje </text:span><text:span text:style-name="Strong_20_Emphasis"><text:span text:style-name="T3">zależności między zmiennymi</text:span></text:span><text:span text:style-name="T3">. </text:span></text:p>
        </text:list-item>
        <text:list-item>
          <text:p text:style-name="P20"><text:span text:style-name="Strong_20_Emphasis"><text:span text:style-name="T3">Funkcja gęstości prawdopodobieństwa:</text:span></text:span><text:span text:style-name="T3"> Model probabilistyczny jest definiowany przez </text:span><text:span text:style-name="Strong_20_Emphasis"><text:span text:style-name="T3">funkcję gęstości prawdopodobieństwa</text:span></text:span><text:span text:style-name="T3">, która określa prawdopodobieństwo wystąpienia różnych wartości zmiennych. </text:span></text:p>
        </text:list-item>
        <text:list-item>
          <text:p text:style-name="P20"><text:span text:style-name="Strong_20_Emphasis"><text:span text:style-name="T3">Parametry modelu:</text:span></text:span><text:span text:style-name="T3"> Funkcja gęstości prawdopodobieństwa zawiera </text:span><text:span text:style-name="Strong_20_Emphasis"><text:span text:style-name="T3">parametry</text:span></text:span><text:span text:style-name="T3">, które definiują jej kształt i położenie. </text:span></text:p>
        </text:list-item>
        <text:list-item>
          <text:p text:style-name="P20"><text:span text:style-name="Strong_20_Emphasis"><text:span text:style-name="T3">Maksymalizacja prawdopodobieństwa:</text:span></text:span><text:span text:style-name="T3"> Celem MP jest </text:span><text:span text:style-name="Strong_20_Emphasis"><text:span text:style-name="T3">odnalezienie wartości parametrów</text:span></text:span><text:span text:style-name="T3">, które </text:span><text:span text:style-name="Strong_20_Emphasis"><text:span text:style-name="T3">maksymalizują prawdopodobieństwo zaobserwowania danych treningowych</text:span></text:span><text:span text:style-name="T3">. Innymi słowy, szukamy parametrów, które najlepiej </text:span><text:span text:style-name="Strong_20_Emphasis"><text:span text:style-name="T3">pasują do danych</text:span></text:span><text:span text:style-name="T3">. </text:span></text:p>
        </text:list-item>
        <text:list-item>
          <text:p text:style-name="P19"><text:span text:style-name="Strong_20_Emphasis"><text:span text:style-name="T3">Optymalizacja:</text:span></text:span><text:span text:style-name="T3"> Do znalezienia optymalnych parametrów MP można stosować różne </text:span><text:span text:style-name="Strong_20_Emphasis"><text:span text:style-name="T3">metody optymalizacji</text:span></text:span><text:span text:style-name="T3">, takie jak gradient descent lub algorytmy ewolucyjne. </text:span></text:p>
        </text:list-item>
      </text:list>
      <text:p text:style-name="Text_20_body"><text:span text:style-name="Strong_20_Emphasis"><text:span text:style-name="T3">Zalety maksymalnego prawdopodobieństwa:</text:span></text:span></text:p>
      <text:list text:style-name="L10">
        <text:list-item>
          <text:p text:style-name="P22"><text:span text:style-name="Strong_20_Emphasis"><text:span text:style-name="T3">Intuicyjność:</text:span></text:span><text:span text:style-name="T3"> MP jest łatwe do zrozumienia i interpretacji. </text:span></text:p>
        </text:list-item>
        <text:list-item>
          <text:p text:style-name="P22"><text:span text:style-name="Strong_20_Emphasis"><text:span text:style-name="T3">Wszechstronność:</text:span></text:span><text:span text:style-name="T3"> Może być stosowane do różnych modeli probabilistycznych i zadań uczenia maszynowego. </text:span></text:p>
        </text:list-item>
        <text:list-item>
          <text:p text:style-name="P22"><text:span text:style-name="Strong_20_Emphasis"><text:span text:style-name="T3">Wydajność:</text:span></text:span><text:span text:style-name="T3"> Dostępnych jest wiele wydajnych algorytmów optymalizacji MP. </text:span></text:p>
        </text:list-item>
        <text:list-item>
          <text:p text:style-name="P21"><text:span text:style-name="Strong_20_Emphasis"><text:span text:style-name="T3">Interpretacja parametrów:</text:span></text:span><text:span text:style-name="T3"> Znając optymalne parametry, możemy </text:span><text:span text:style-name="Strong_20_Emphasis"><text:span text:style-name="T3">uzyskać wgląd w zależności</text:span></text:span><text:span text:style-name="T3"> reprezentowane przez model. </text:span></text:p>
        </text:list-item>
      </text:list>
      <text:p text:style-name="Text_20_body"><text:span text:style-name="Strong_20_Emphasis"><text:span text:style-name="T3">Wady maksymalnego prawdopodobieństwa:</text:span></text:span></text:p>
      <text:list text:style-name="L11">
        <text:list-item>
          <text:p text:style-name="P24"><text:span text:style-name="Strong_20_Emphasis"><text:span text:style-name="T3">Złożoność obliczeniowa:</text:span></text:span><text:span text:style-name="T3"> Znalezienie optymalnych parametrów może być </text:span><text:span text:style-name="Strong_20_Emphasis"><text:span text:style-name="T3">czasochłonne</text:span></text:span><text:span text:style-name="T3"> dla dużych modeli i zestawów danych. </text:span></text:p>
        </text:list-item>
        <text:list-item>
          <text:p text:style-name="P24"><text:soft-page-break/><text:span text:style-name="Strong_20_Emphasis"><text:span text:style-name="T3">Lokalna optima:</text:span></text:span><text:span text:style-name="T3"> Algorytmy optymalizacji mogą utknąć w </text:span><text:span text:style-name="Strong_20_Emphasis"><text:span text:style-name="T3">lokalnych optimach</text:span></text:span><text:span text:style-name="T3">, a nie w globalnym optimum. </text:span></text:p>
        </text:list-item>
        <text:list-item>
          <text:p text:style-name="P24"><text:span text:style-name="Strong_20_Emphasis"><text:span text:style-name="T3">Założenia:</text:span></text:span><text:span text:style-name="T3"> MP zakłada, że dane treningowe zostały wygenerowane przez </text:span><text:span text:style-name="Strong_20_Emphasis"><text:span text:style-name="T3">model probabilistyczny</text:span></text:span><text:span text:style-name="T3">, co nie zawsze jest prawdą. </text:span></text:p>
        </text:list-item>
        <text:list-item>
          <text:p text:style-name="P23"><text:span text:style-name="Strong_20_Emphasis"><text:span text:style-name="T3">Wrażliwość na szumy:</text:span></text:span><text:span text:style-name="T3"> MP może być </text:span><text:span text:style-name="Strong_20_Emphasis"><text:span text:style-name="T3">wrażliwe na szumy i outliersy</text:span></text:span><text:span text:style-name="T3"> w danych. </text:span></text:p>
        </text:list-item>
      </text:list>
      <text:p text:style-name="Text_20_body"><text:span text:style-name="Strong_20_Emphasis"><text:span text:style-name="T3">Zastosowania maksymalnego prawdopodobieństwa:</text:span></text:span></text:p>
      <text:list text:style-name="L12">
        <text:list-item>
          <text:p text:style-name="P26"><text:span text:style-name="Strong_20_Emphasis"><text:span text:style-name="T3">Klasyfikacja:</text:span></text:span><text:span text:style-name="T3"> Klasyfikowanie danych do określonych kategorii. </text:span></text:p>
        </text:list-item>
        <text:list-item>
          <text:p text:style-name="P26"><text:span text:style-name="Strong_20_Emphasis"><text:span text:style-name="T3">Regresja:</text:span></text:span><text:span text:style-name="T3"> Przewidywanie wartości liczbowych na podstawie danych wejściowych. </text:span></text:p>
        </text:list-item>
        <text:list-item>
          <text:p text:style-name="P26"><text:span text:style-name="Strong_20_Emphasis"><text:span text:style-name="T3">Clustering:</text:span></text:span><text:span text:style-name="T3"> Grupowanie danych w podobne kategorie. </text:span></text:p>
        </text:list-item>
        <text:list-item>
          <text:p text:style-name="P26"><text:span text:style-name="Strong_20_Emphasis"><text:span text:style-name="T3">Ukryte zmienne:</text:span></text:span><text:span text:style-name="T3"> Uczenie się zależności między zmiennymi ukrytymi a obserwowanymi. </text:span></text:p>
        </text:list-item>
        <text:list-item>
          <text:p text:style-name="P25"><text:span text:style-name="Strong_20_Emphasis"><text:span text:style-name="T3">Modelowanie języka:</text:span></text:span><text:span text:style-name="T3"> Przewidywanie następnego słowa w sekwencji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Google Sans1" svg:font-family="'Google Sans', 'Helvetica Neue'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14:27:52.926000000</meta:creation-date>
    <dc:date>2024-07-05T15:25:46.870000000</dc:date>
    <meta:editing-duration>PT29M18S</meta:editing-duration>
    <meta:editing-cycles>1</meta:editing-cycles>
    <meta:document-statistic meta:table-count="0" meta:image-count="0" meta:object-count="0" meta:page-count="4" meta:paragraph-count="70" meta:word-count="990" meta:character-count="7837" meta:non-whitespace-character-count="6949"/>
    <meta:generator>LibreOffice/24.2.4.2$Windows_X86_64 LibreOffice_project/51a6219feb6075d9a4c46691dcfe0cd9c4fff3c2</meta:generator>
  </office:meta>
</office:document-meta>
</file>